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34.png"/>
  <manifest:file-entry manifest:media-type="image/png" manifest:full-path="Images/0033.png"/>
  <manifest:file-entry manifest:media-type="image/png" manifest:full-path="Images/0032.png"/>
  <manifest:file-entry manifest:media-type="image/png" manifest:full-path="Images/0031.png"/>
  <manifest:file-entry manifest:media-type="image/png" manifest:full-path="Images/0030.png"/>
  <manifest:file-entry manifest:media-type="image/png" manifest:full-path="Images/0029.png"/>
  <manifest:file-entry manifest:media-type="image/png" manifest:full-path="Images/0028.png"/>
  <manifest:file-entry manifest:media-type="image/png" manifest:full-path="Images/0027.png"/>
  <manifest:file-entry manifest:media-type="image/png" manifest:full-path="Images/0026.png"/>
  <manifest:file-entry manifest:media-type="image/png" manifest:full-path="Images/0025.png"/>
  <manifest:file-entry manifest:media-type="image/png" manifest:full-path="Images/0024.png"/>
  <manifest:file-entry manifest:media-type="image/png" manifest:full-path="Images/0023.png"/>
  <manifest:file-entry manifest:media-type="image/png" manifest:full-path="Images/0022.png"/>
  <manifest:file-entry manifest:media-type="image/png" manifest:full-path="Images/0021.png"/>
  <manifest:file-entry manifest:media-type="image/png" manifest:full-path="Images/0020.png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jpg" manifest:full-path="Images/0011.jp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arc Scott</text:initial-creator></text:p>
      <text:p text:style-name="OrgSubtitle"/>
      <text:h text:style-name="Heading_20_1_unnumbered" text:outline-level="1" text:is-list-header="true">
<text:bookmark-start text:name="OrgXref.orgea92afe"/>
<text:bookmark text:name="orgea92afe"/>WHOAMI
<text:bookmark-end text:name="OrgXref.orgea92afe"/></text:h>
      <text:p text:style-name="Text_20_body">
<draw:frame draw:style-name="OrgDisplayImage" svg:width="17.00cm" svg:height="11.32cm" text:anchor-type="paragraph" draw:name="Frame1">

<draw:image xlink:href="Images/0001.jpg" xlink:type="simple" xlink:show="embed" xlink:actuate="onLoad"/>
</draw:frame>
</text:p>
      <text:list text:style-name="OrgBulletedList" text:continue-numbering="false">
        <text:list-item>
          <text:p text:style-name="Text_20_body">www.coding2learn.org
</text:p>
        </text:list-item>
        <text:list-item>
          <text:p text:style-name="Text_20_body">@coding2learn
</text:p>
        </text:list-item>
      </text:list>
      <text:p text:style-name="Text_20_body">Teacher of Science, Computer Science and Systems &amp; Control 15 yrs
Now work for Raspberry Pi Foundation as Content and Curriculum Manager
Blog and twitter handle
</text:p>
      <text:h text:style-name="Heading_20_1_unnumbered" text:outline-level="1" text:is-list-header="true">
<text:bookmark-start text:name="OrgXref.org0d7e516"/>
<text:bookmark text:name="org0d7e516"/>Raspberry Pi Trading
<text:bookmark-end text:name="OrgXref.org0d7e516"/></text:h>
      <text:p text:style-name="Text_20_body">
<draw:frame draw:style-name="OrgDisplayImage" svg:width="14.55cm" svg:height="17.20cm" text:anchor-type="paragraph" draw:name="Frame2">

<draw:image xlink:href="Images/0002.png" xlink:type="simple" xlink:show="embed" xlink:actuate="onLoad"/>
</draw:frame>
</text:p>
      <text:p text:style-name="Text_20_body">Raspberry Pi Trading design and arrange manufacture of the hardware, as well as owning the MagPi Magazine
</text:p>
      <text:h text:style-name="Heading_20_2_unnumbered" text:outline-level="2" text:is-list-header="true">
<text:bookmark-start text:name="OrgXref.org2aba16b"/>
<text:bookmark text:name="org2aba16b"/>Pi 3
<text:bookmark-end text:name="OrgXref.org2aba16b"/></text:h>
      <text:p text:style-name="Text_20_body">
<draw:frame draw:style-name="OrgDisplayImage" svg:width="15.88cm" svg:height="13.23cm" text:anchor-type="paragraph" draw:name="Frame3">

<draw:image xlink:href="Images/0003.png" xlink:type="simple" xlink:show="embed" xlink:actuate="onLoad"/>
</draw:frame>
</text:p>
      <text:h text:style-name="Heading_20_2_unnumbered" text:outline-level="2" text:is-list-header="true">
<text:bookmark-start text:name="OrgXref.org6d00931"/>
<text:bookmark text:name="org6d00931"/>Zero
<text:bookmark-end text:name="OrgXref.org6d00931"/></text:h>
      <text:p text:style-name="Text_20_body">
<draw:frame draw:style-name="OrgDisplayImage" svg:width="13.36cm" svg:height="9.15cm" text:anchor-type="paragraph" draw:name="Frame4">

<draw:image xlink:href="Images/0004.png" xlink:type="simple" xlink:show="embed" xlink:actuate="onLoad"/>
</draw:frame>
</text:p>
      <text:h text:style-name="Heading_20_2_unnumbered" text:outline-level="2" text:is-list-header="true">
<text:bookmark-start text:name="OrgXref.org56d9b2b"/>
<text:bookmark text:name="org56d9b2b"/>SenseHAT
<text:bookmark-end text:name="OrgXref.org56d9b2b"/></text:h>
      <text:p text:style-name="Text_20_body">
<draw:frame draw:style-name="OrgDisplayImage" svg:width="15.88cm" svg:height="13.23cm" text:anchor-type="paragraph" draw:name="Frame5">

<draw:image xlink:href="Images/0005.png" xlink:type="simple" xlink:show="embed" xlink:actuate="onLoad"/>
</draw:frame>
</text:p>
      <text:h text:style-name="Heading_20_2_unnumbered" text:outline-level="2" text:is-list-header="true">
<text:bookmark-start text:name="OrgXref.orgc6ae4dd"/>
<text:bookmark text:name="orgc6ae4dd"/>Camera
<text:bookmark-end text:name="OrgXref.orgc6ae4dd"/></text:h>
      <text:p text:style-name="Text_20_body">
<draw:frame draw:style-name="OrgDisplayImage" svg:width="15.88cm" svg:height="13.23cm" text:anchor-type="paragraph" draw:name="Frame6">

<draw:image xlink:href="Images/0006.png" xlink:type="simple" xlink:show="embed" xlink:actuate="onLoad"/>
</draw:frame>
</text:p>
      <text:h text:style-name="Heading_20_2_unnumbered" text:outline-level="2" text:is-list-header="true">
<text:bookmark-start text:name="OrgXref.org42d7977"/>
<text:bookmark text:name="org42d7977"/>MagPi
<text:bookmark-end text:name="OrgXref.org42d7977"/></text:h>
      <text:p text:style-name="Text_20_body">
<draw:frame draw:style-name="OrgDisplayImage" svg:width="11.06cm" svg:height="14.55cm" text:anchor-type="paragraph" draw:name="Frame7">

<draw:image xlink:href="Images/0007.png" xlink:type="simple" xlink:show="embed" xlink:actuate="onLoad"/>
</draw:frame>
</text:p>
      <text:h text:style-name="Heading_20_1_unnumbered" text:outline-level="1" text:is-list-header="true">
<text:bookmark-start text:name="OrgXref.orgafb8120"/>
<text:bookmark text:name="orgafb8120"/>Raspberry Pi Trading
<text:bookmark-end text:name="OrgXref.orgafb8120"/></text:h>
      <text:p text:style-name="Text_20_body">
<draw:frame draw:style-name="OrgInlineImage" svg:width="13.57cm" svg:height="5.00cm" text:anchor-type="as-char" draw:name="Frame8">

<draw:image xlink:href="Images/0008.png" xlink:type="simple" xlink:show="embed" xlink:actuate="onLoad"/>
</draw:frame>

<draw:frame draw:style-name="OrgInlineImage" svg:width="11.93cm" svg:height="5.05cm" text:anchor-type="as-char" draw:name="Frame9">

<draw:image xlink:href="Images/0009.png" xlink:type="simple" xlink:show="embed" xlink:actuate="onLoad"/>
</draw:frame>
</text:p>
      <text:p text:style-name="Text_20_body">If you're interested in kernel development or OS UI design then check out the repos here
</text:p>
      <text:h text:style-name="Heading_20_1_unnumbered" text:outline-level="1" text:is-list-header="true">
<text:bookmark-start text:name="OrgXref.org52172af"/>
<text:bookmark text:name="org52172af"/>The Raspberry Pi Foundation
<text:bookmark-end text:name="OrgXref.org52172af"/></text:h>
      <text:list text:style-name="OrgBulletedList" text:continue-numbering="false">
        <text:list-item>
          <text:p text:style-name="Text_20_body">An educational charity
</text:p>
        </text:list-item>
        <text:list-item>
          <text:p text:style-name="Text_20_body">Founded in 2009
</text:p>
        </text:list-item>
        <text:list-item>
          <text:p text:style-name="Text_20_body">Putting the power of <text:span text:style-name="Underline">digital making</text:span> into the hands of people all over the world.
</text:p>
        </text:list-item>
        <text:list-item>
          <text:p text:style-name="Text_20_body">One way we do this is by making low-cost computers and out first went on sale in February 2012
</text:p>
        </text:list-item>
        <text:list-item>
          <text:p text:style-name="Text_20_body">As of March this year, we've sold <text:span text:style-name="Underline">12.5 million</text:span>.
</text:p>
        </text:list-item>
      </text:list>
      <text:list text:style-name="OrgBulletedList" text:continue-numbering="false">
        <text:list-item>
          <text:p text:style-name="Text_20_body">Charity that is financed by the sale of the Raspberry Pi
</text:p>
        </text:list-item>
        <text:list-item>
          <text:p text:style-name="Text_20_body">Education and outreach
</text:p>
        </text:list-item>
      </text:list>
      <text:h text:style-name="Heading_20_1_unnumbered" text:outline-level="1" text:is-list-header="true">
<text:bookmark-start text:name="OrgXref.orgee3ff51"/>
<text:bookmark text:name="orgee3ff51"/>What we do with all that money
<text:bookmark-end text:name="OrgXref.orgee3ff51"/></text:h>
      <text:h text:style-name="Heading_20_2_unnumbered" text:outline-level="2" text:is-list-header="true">
<text:bookmark-start text:name="OrgXref.org8c3e12e"/>
<text:bookmark text:name="org8c3e12e"/>Resources
<text:bookmark-end text:name="OrgXref.org8c3e12e"/></text:h>
      <text:p text:style-name="Text_20_body">
<draw:frame draw:style-name="OrgDisplayImage" svg:width="17.00cm" svg:height="11.23cm" text:anchor-type="paragraph" draw:name="Frame10">

<draw:image xlink:href="Images/0010.png" xlink:type="simple" xlink:show="embed" xlink:actuate="onLoad"/>
</draw:frame>
</text:p>
      <text:p text:style-name="Text_20_body">More on this later
</text:p>
      <text:h text:style-name="Heading_20_2_unnumbered" text:outline-level="2" text:is-list-header="true">
<text:bookmark-start text:name="OrgXref.orgfb4e179"/>
<text:bookmark text:name="orgfb4e179"/>Teacher Training
<text:bookmark-end text:name="OrgXref.orgfb4e179"/></text:h>
      <text:p text:style-name="Text_20_body">
<draw:frame draw:style-name="OrgDisplayImage" svg:width="17.00cm" svg:height="9.56cm" text:anchor-type="paragraph" draw:name="Frame11">

<draw:image xlink:href="Images/0011.jpg" xlink:type="simple" xlink:show="embed" xlink:actuate="onLoad"/>
</draw:frame>
</text:p>
      <text:p text:style-name="Text_20_body">Face to face training - over 1100 educators world wide
Online training with continued course creation
</text:p>
      <text:h text:style-name="Heading_20_2_unnumbered" text:outline-level="2" text:is-list-header="true">
<text:bookmark-start text:name="OrgXref.orgb487b86"/>
<text:bookmark text:name="orgb487b86"/>Outreach
<text:bookmark-end text:name="OrgXref.orgb487b86"/></text:h>
      <text:p text:style-name="Text_20_body">
<draw:frame draw:style-name="OrgDisplayImage" svg:width="13.23cm" svg:height="7.43cm" text:anchor-type="paragraph" draw:name="Frame12">

<draw:image xlink:href="Images/0012.png" xlink:type="simple" xlink:show="embed" xlink:actuate="onLoad"/>
</draw:frame>
</text:p>
      <text:h text:style-name="Heading_20_2_unnumbered" text:outline-level="2" text:is-list-header="true">
<text:bookmark-start text:name="OrgXref.org2cc8c2a"/>
<text:bookmark text:name="org2cc8c2a"/>Jam support
<text:bookmark-end text:name="OrgXref.org2cc8c2a"/></text:h>
      <text:p text:style-name="Text_20_body">
<draw:frame draw:style-name="OrgDisplayImage" svg:width="8.60cm" svg:height="8.60cm" text:anchor-type="paragraph" draw:name="Frame13">

<draw:image xlink:href="Images/0013.png" xlink:type="simple" xlink:show="embed" xlink:actuate="onLoad"/>
</draw:frame>
</text:p>
      <text:h text:style-name="Heading_20_2_unnumbered" text:outline-level="2" text:is-list-header="true">
<text:bookmark-start text:name="OrgXref.orgab60e0d"/>
<text:bookmark text:name="orgab60e0d"/>Projects
<text:bookmark-end text:name="OrgXref.orgab60e0d"/></text:h>
      <text:p text:style-name="Text_20_body">
<draw:frame draw:style-name="OrgDisplayImage" svg:width="17.00cm" svg:height="12.14cm" text:anchor-type="paragraph" draw:name="Frame14">

<draw:image xlink:href="Images/0014.png" xlink:type="simple" xlink:show="embed" xlink:actuate="onLoad"/>
</draw:frame>
</text:p>
      <text:p text:style-name="Text_20_body">UK comp - Tim Peake
European comp - Thomas Pesquet
</text:p>
      <text:h text:style-name="Heading_20_1_unnumbered" text:outline-level="1" text:is-list-header="true">
<text:bookmark-start text:name="OrgXref.org2fe858a"/>
<text:bookmark text:name="org2fe858a"/>Open Source Software
<text:bookmark-end text:name="OrgXref.org2fe858a"/></text:h>
      <text:h text:style-name="Heading_20_2_unnumbered" text:outline-level="2" text:is-list-header="true">
<text:bookmark-start text:name="OrgXref.org312cdef"/>
<text:bookmark text:name="org312cdef"/>We love FOSS
<text:bookmark-end text:name="OrgXref.org312cdef"/></text:h>
      <text:p text:style-name="Text_20_body">
<draw:frame draw:style-name="OrgDisplayImage" svg:width="17.00cm" svg:height="16.57cm" text:anchor-type="paragraph" draw:name="Frame15">

<draw:image xlink:href="Images/0015.png" xlink:type="simple" xlink:show="embed" xlink:actuate="onLoad"/>
</draw:frame>
</text:p>
      <text:p text:style-name="Text_20_body">Funded initial development of Sonic Pi
All resources and training uses and promotes FOSS Software
</text:p>
      <text:h text:style-name="Heading_20_1_unnumbered" text:outline-level="1" text:is-list-header="true">
<text:bookmark-start text:name="OrgXref.org7f78e5d"/>
<text:bookmark text:name="org7f78e5d"/>Open Educational Resources
<text:bookmark-end text:name="OrgXref.org7f78e5d"/></text:h>
      <text:p text:style-name="Text_20_body">
<draw:frame draw:style-name="OrgDisplayImage" svg:width="17.00cm" svg:height="11.34cm" text:anchor-type="paragraph" draw:name="Frame16">

<draw:image xlink:href="Images/0016.png" xlink:type="simple" xlink:show="embed" xlink:actuate="onLoad"/>
</draw:frame>
</text:p>
      <text:list text:style-name="OrgBulletedList" text:continue-numbering="false">
        <text:list-item>
          <text:p text:style-name="Text_20_body">OER started in around 2002 by United Nations Educational, Scientific and Cultural Organisation
</text:p>
        </text:list-item>
        <text:list-item>
          <text:p text:style-name="Text_20_body">Producing resources that are licensed so as to allow free use and re-purposing
</text:p>
        </text:list-item>
        <text:list-item>
          <text:p text:style-name="Text_20_body">How teachers usually create resources:
</text:p>
          <text:list text:style-name="OrgBulletedList" text:continue-numbering="true">
            <text:list-item>
              <text:p text:style-name="Text_20_body">Individually
</text:p>
            </text:list-item>
            <text:list-item>
              <text:p text:style-name="Text_20_body">Not shared or just shared within a department
</text:p>
            </text:list-item>
            <text:list-item>
              <text:p text:style-name="Text_20_body">Often shared using formats such as PDF to prevent modification
</text:p>
            </text:list-item>
          </text:list>
        </text:list-item>
        <text:list-item>
          <text:p text:style-name="Text_20_body">Better way - using open platforms and nor proprietary formats.
</text:p>
        </text:list-item>
        <text:list-item>
          <text:p text:style-name="Text_20_body">Raspberry Pi Foundation uses markdown and GitHub to produce and distribute resources
</text:p>
        </text:list-item>
      </text:list>
      <text:h text:style-name="Heading_20_1_unnumbered" text:outline-level="1" text:is-list-header="true">
<text:bookmark-start text:name="OrgXref.orgf4d9316"/>
<text:bookmark text:name="orgf4d9316"/>Generating resources
<text:bookmark-end text:name="OrgXref.orgf4d9316"/></text:h>
      <text:h text:style-name="Heading_20_2_unnumbered" text:outline-level="2" text:is-list-header="true">
<text:bookmark-start text:name="OrgXref.org58b6447"/>
<text:bookmark text:name="org58b6447"/>Start a project
<text:bookmark-end text:name="OrgXref.org58b6447"/></text:h>
      <text:p text:style-name="Text_20_body">
<draw:frame draw:style-name="OrgDisplayImage" svg:width="17.00cm" svg:height="7.08cm" text:anchor-type="paragraph" draw:name="Frame17">

<draw:image xlink:href="Images/0017.png" xlink:type="simple" xlink:show="embed" xlink:actuate="onLoad"/>
</draw:frame>
</text:p>
      <text:h text:style-name="Heading_20_2_unnumbered" text:outline-level="2" text:is-list-header="true">
<text:bookmark-start text:name="OrgXref.org703fcbd"/>
<text:bookmark text:name="org703fcbd"/>Create a repo
<text:bookmark-end text:name="OrgXref.org703fcbd"/></text:h>
      <text:p text:style-name="Text_20_body">
<draw:frame draw:style-name="OrgDisplayImage" svg:width="17.00cm" svg:height="5.78cm" text:anchor-type="paragraph" draw:name="Frame18">

<draw:image xlink:href="Images/0018.png" xlink:type="simple" xlink:show="embed" xlink:actuate="onLoad"/>
</draw:frame>
</text:p>
      <text:h text:style-name="Heading_20_2_unnumbered" text:outline-level="2" text:is-list-header="true">
<text:bookmark-start text:name="OrgXref.orgc1a923e"/>
<text:bookmark text:name="orgc1a923e"/>Clone
<text:bookmark-end text:name="OrgXref.orgc1a923e"/></text:h>
      <text:p text:style-name="Text_20_body">
<draw:frame draw:style-name="OrgDisplayImage" svg:width="17.00cm" svg:height="10.63cm" text:anchor-type="paragraph" draw:name="Frame19">

<draw:image xlink:href="Images/0019.png" xlink:type="simple" xlink:show="embed" xlink:actuate="onLoad"/>
</draw:frame>
</text:p>
      <text:list text:style-name="OrgBulletedList" text:continue-numbering="false">
        <text:list-item>
          <text:p text:style-name="Text_20_body">Back end involves a bot that creates a repo with master and draft branches ready for educators to use
</text:p>
        </text:list-item>
      </text:list>
      <text:h text:style-name="Heading_20_1_unnumbered" text:outline-level="1" text:is-list-header="true">
<text:bookmark-start text:name="OrgXref.org6993b94"/>
<text:bookmark text:name="org6993b94"/>How we make content
<text:bookmark-end text:name="OrgXref.org6993b94"/></text:h>
      <text:h text:style-name="Heading_20_2_unnumbered" text:outline-level="2" text:is-list-header="true">
<text:bookmark-start text:name="OrgXref.orgb7e73ae"/>
<text:bookmark text:name="orgb7e73ae"/>Markdown
<text:bookmark-end text:name="OrgXref.orgb7e73ae"/></text:h>
      <text:p text:style-name="Text_20_body">
<draw:frame draw:style-name="OrgDisplayImage" svg:width="17.00cm" svg:height="6.82cm" text:anchor-type="paragraph" draw:name="Frame20">

<draw:image xlink:href="Images/0020.png" xlink:type="simple" xlink:show="embed" xlink:actuate="onLoad"/>
</draw:frame>
</text:p>
      <text:h text:style-name="Heading_20_2_unnumbered" text:outline-level="2" text:is-list-header="true">
<text:bookmark-start text:name="OrgXref.org3ba9533"/>
<text:bookmark text:name="org3ba9533"/>How it looks
<text:bookmark-end text:name="OrgXref.org3ba9533"/></text:h>
      <text:p text:style-name="Text_20_body">
<draw:frame draw:style-name="OrgDisplayImage" svg:width="17.00cm" svg:height="10.06cm" text:anchor-type="paragraph" draw:name="Frame21">

<draw:image xlink:href="Images/0021.png" xlink:type="simple" xlink:show="embed" xlink:actuate="onLoad"/>
</draw:frame>
</text:p>
      <text:list text:style-name="OrgBulletedList" text:continue-numbering="false">
        <text:list-item>
          <text:p text:style-name="Text_20_body">We write in markdown
</text:p>
        </text:list-item>
        <text:list-item>
          <text:p text:style-name="Text_20_body">Pushing to draft branches triggers a webhook to pull the content to our staging server
</text:p>
        </text:list-item>
        <text:list-item>
          <text:p text:style-name="Text_20_body">Pushing to master triggers a webhook to pull to live
</text:p>
        </text:list-item>
      </text:list>
      <text:h text:style-name="Heading_20_1_unnumbered" text:outline-level="1" text:is-list-header="true">
<text:bookmark-start text:name="OrgXref.org453f0d0"/>
<text:bookmark text:name="org453f0d0"/>How our community engages with us and how you can to
<text:bookmark-end text:name="OrgXref.org453f0d0"/></text:h>
      <text:h text:style-name="Heading_20_2_unnumbered" text:outline-level="2" text:is-list-header="true">
<text:bookmark-start text:name="OrgXref.org600bfb1"/>
<text:bookmark text:name="org600bfb1"/>Issues
<text:bookmark-end text:name="OrgXref.org600bfb1"/></text:h>
      <text:p text:style-name="Text_20_body">
<draw:frame draw:style-name="OrgDisplayImage" svg:width="17.00cm" svg:height="17.62cm" text:anchor-type="paragraph" draw:name="Frame22">

<draw:image xlink:href="Images/0022.png" xlink:type="simple" xlink:show="embed" xlink:actuate="onLoad"/>
</draw:frame>
</text:p>
      <text:h text:style-name="Heading_20_2_unnumbered" text:outline-level="2" text:is-list-header="true">
<text:bookmark-start text:name="OrgXref.org4d933ec"/>
<text:bookmark text:name="org4d933ec"/>Pull requests
<text:bookmark-end text:name="OrgXref.org4d933ec"/></text:h>
      <text:p text:style-name="Text_20_body">
<draw:frame draw:style-name="OrgDisplayImage" svg:width="17.00cm" svg:height="16.88cm" text:anchor-type="paragraph" draw:name="Frame23">

<draw:image xlink:href="Images/0023.png" xlink:type="simple" xlink:show="embed" xlink:actuate="onLoad"/>
</draw:frame>
</text:p>
      <text:h text:style-name="Heading_20_2_unnumbered" text:outline-level="2" text:is-list-header="true">
<text:bookmark-start text:name="OrgXref.orgc1f9d4d"/>
<text:bookmark text:name="orgc1f9d4d"/>Contributions
<text:bookmark-end text:name="OrgXref.orgc1f9d4d"/></text:h>
      <text:p text:style-name="Text_20_body">
<draw:frame draw:style-name="OrgDisplayImage" svg:width="17.00cm" svg:height="5.03cm" text:anchor-type="paragraph" draw:name="Frame24">

<draw:image xlink:href="Images/0024.png" xlink:type="simple" xlink:show="embed" xlink:actuate="onLoad"/>
</draw:frame>
</text:p>
      <text:h text:style-name="Heading_20_1_unnumbered" text:outline-level="1" text:is-list-header="true">
<text:bookmark-start text:name="OrgXref.org14e6bbd"/>
<text:bookmark text:name="org14e6bbd"/>Why do we do this?
<text:bookmark-end text:name="OrgXref.org14e6bbd"/></text:h>
      <text:p text:style-name="Text_20_body">IMAGE HERE OF KIDS CODING
</text:p>
      <text:h text:style-name="Heading_20_1_unnumbered" text:outline-level="1" text:is-list-header="true">
<text:bookmark-start text:name="OrgXref.orgf181022"/>
<text:bookmark text:name="orgf181022"/>The state of digital making
<text:bookmark-end text:name="OrgXref.orgf181022"/></text:h>
      <text:h text:style-name="Heading_20_2_unnumbered" text:outline-level="2" text:is-list-header="true">
<text:bookmark-start text:name="OrgXref.org036cb1e"/>
<text:bookmark text:name="org036cb1e"/>The Good - The Kids
<text:bookmark-end text:name="OrgXref.org036cb1e"/></text:h>
      <text:p text:style-name="Text_20_body">
<draw:frame draw:style-name="OrgDisplayImage" svg:width="17.00cm" svg:height="13.83cm" text:anchor-type="paragraph" draw:name="Frame25">

<draw:image xlink:href="Images/0025.png" xlink:type="simple" xlink:show="embed" xlink:actuate="onLoad"/>
</draw:frame>
</text:p>
      <text:h text:style-name="Heading_20_2_unnumbered" text:outline-level="2" text:is-list-header="true">
<text:bookmark-start text:name="OrgXref.orga31dab3"/>
<text:bookmark text:name="orga31dab3"/>The Okay - The Parents
<text:bookmark-end text:name="OrgXref.orga31dab3"/></text:h>
      <text:p text:style-name="Text_20_body">
<draw:frame draw:style-name="OrgDisplayImage" svg:width="17.00cm" svg:height="13.68cm" text:anchor-type="paragraph" draw:name="Frame26">

<draw:image xlink:href="Images/0026.png" xlink:type="simple" xlink:show="embed" xlink:actuate="onLoad"/>
</draw:frame>
</text:p>
      <text:h text:style-name="Heading_20_2_unnumbered" text:outline-level="2" text:is-list-header="true">
<text:bookmark-start text:name="OrgXref.org8fbd135"/>
<text:bookmark text:name="org8fbd135"/>The Bad - The Teachers
<text:bookmark-end text:name="OrgXref.org8fbd135"/></text:h>
      <text:p text:style-name="Text_20_body">
<draw:frame draw:style-name="OrgDisplayImage" svg:width="17.00cm" svg:height="17.03cm" text:anchor-type="paragraph" draw:name="Frame27">

<draw:image xlink:href="Images/0027.png" xlink:type="simple" xlink:show="embed" xlink:actuate="onLoad"/>
</draw:frame>
</text:p>
      <text:h text:style-name="Heading_20_2_unnumbered" text:outline-level="2" text:is-list-header="true">
<text:bookmark-start text:name="OrgXref.org809330e"/>
<text:bookmark text:name="org809330e"/>The Problem
<text:bookmark-end text:name="OrgXref.org809330e"/></text:h>
      <text:p text:style-name="Text_20_body">
<draw:frame draw:style-name="OrgDisplayImage" svg:width="17.00cm" svg:height="15.99cm" text:anchor-type="paragraph" draw:name="Frame28">

<draw:image xlink:href="Images/0028.png" xlink:type="simple" xlink:show="embed" xlink:actuate="onLoad"/>
</draw:frame>
</text:p>
      <text:h text:style-name="Heading_20_1_unnumbered" text:outline-level="1" text:is-list-header="true">
<text:bookmark-start text:name="OrgXref.org41608b4"/>
<text:bookmark text:name="org41608b4"/>More can be done
<text:bookmark-end text:name="OrgXref.org41608b4"/></text:h>
      <text:h text:style-name="Heading_20_2_unnumbered" text:outline-level="2" text:is-list-header="true">
<text:bookmark-start text:name="OrgXref.org9761b02"/>
<text:bookmark text:name="org9761b02"/>Volunteers can help
<text:bookmark-end text:name="OrgXref.org9761b02"/></text:h>
      <text:p text:style-name="Text_20_body">
<draw:frame draw:style-name="OrgDisplayImage" svg:width="17.00cm" svg:height="7.28cm" text:anchor-type="paragraph" draw:name="Frame29">

<draw:image xlink:href="Images/0029.png" xlink:type="simple" xlink:show="embed" xlink:actuate="onLoad"/>
</draw:frame>
</text:p>
      <text:h text:style-name="Heading_20_2_unnumbered" text:outline-level="2" text:is-list-header="true">
<text:bookmark-start text:name="OrgXref.orga6bccfa"/>
<text:bookmark text:name="orga6bccfa"/>Code Club - What?
<text:bookmark-end text:name="OrgXref.orga6bccfa"/></text:h>
      <text:p text:style-name="Text_20_body">
<draw:frame draw:style-name="OrgDisplayImage" svg:width="17.00cm" svg:height="9.56cm" text:anchor-type="paragraph" draw:name="Frame30">

<draw:image xlink:href="Images/0030.png" xlink:type="simple" xlink:show="embed" xlink:actuate="onLoad"/>
</draw:frame>
</text:p>
      <text:h text:style-name="Heading_20_2_unnumbered" text:outline-level="2" text:is-list-header="true">
<text:bookmark-start text:name="OrgXref.org2907146"/>
<text:bookmark text:name="org2907146"/>Code Club - Where?
<text:bookmark-end text:name="OrgXref.org2907146"/></text:h>
      <text:p text:style-name="Text_20_body">
<draw:frame draw:style-name="OrgDisplayImage" svg:width="17.00cm" svg:height="9.56cm" text:anchor-type="paragraph" draw:name="Frame31">

<draw:image xlink:href="Images/0031.png" xlink:type="simple" xlink:show="embed" xlink:actuate="onLoad"/>
</draw:frame>
</text:p>
      <text:h text:style-name="Heading_20_2_unnumbered" text:outline-level="2" text:is-list-header="true">
<text:bookmark-start text:name="OrgXref.orgfc58c15"/>
<text:bookmark text:name="orgfc58c15"/>Code Club - How?
<text:bookmark-end text:name="OrgXref.orgfc58c15"/></text:h>
      <text:p text:style-name="Text_20_body">
<draw:frame draw:style-name="OrgDisplayImage" svg:width="17.00cm" svg:height="9.56cm" text:anchor-type="paragraph" draw:name="Frame32">

<draw:image xlink:href="Images/0032.png" xlink:type="simple" xlink:show="embed" xlink:actuate="onLoad"/>
</draw:frame>
</text:p>
      <text:h text:style-name="Heading_20_2_unnumbered" text:outline-level="2" text:is-list-header="true">
<text:bookmark-start text:name="OrgXref.org5b70d11"/>
<text:bookmark text:name="org5b70d11"/>Pioneers
<text:bookmark-end text:name="OrgXref.org5b70d11"/></text:h>
      <text:p text:style-name="Text_20_body">
<draw:frame draw:style-name="OrgDisplayImage" svg:width="17.00cm" svg:height="6.21cm" text:anchor-type="paragraph" draw:name="Frame33">

<draw:image xlink:href="Images/0033.png" xlink:type="simple" xlink:show="embed" xlink:actuate="onLoad"/>
</draw:frame>
</text:p>
      <text:h text:style-name="Heading_20_2_unnumbered" text:outline-level="2" text:is-list-header="true">
<text:bookmark-start text:name="OrgXref.org3a3b88f"/>
<text:bookmark text:name="org3a3b88f"/>The Process
<text:bookmark-end text:name="OrgXref.org3a3b88f"/></text:h>
      <text:p text:style-name="Text_20_body">
<draw:frame draw:style-name="OrgDisplayImage" svg:width="17.00cm" svg:height="12.10cm" text:anchor-type="paragraph" draw:name="Frame34">

<draw:image xlink:href="Images/0034.png" xlink:type="simple" xlink:show="embed" xlink:actuate="onLoad"/>
</draw:frame>
</text:p>
      <text:h text:style-name="Heading_20_2_unnumbered" text:outline-level="2" text:is-list-header="true">
<text:bookmark-start text:name="OrgXref.org2d80292"/>
<text:bookmark text:name="org2d80292"/>Let him explain
<text:bookmark-end text:name="OrgXref.org2d80292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 Scott</dc:creator>
    <meta:initial-creator>Marc Scott</meta:initial-creator>
    <dc:date>2017-05-21T20:41:41</dc:date>
    <meta:creation-date>2017-05-21T20:41:41</meta:creation-date>
    <meta:generator>Emacs 26.0.50 (Org mode 9.0.6)</meta:generator>
    <meta:keyword/>
    <dc:subject/>
    <dc:title/>
  </office:meta>
</office:document-meta>
</file>